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2.224cm"/>
          <style:tab-stop style:position="14.737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text-properties fo:language="en" fo:country="US" fo:background-color="#ffff00"/>
    </style:style>
    <style:style style:name="P14"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00"/>
    </style:style>
    <style:style style:name="P15"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99"/>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7"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style>
    <style:style style:name="P18"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style>
    <style:style style:name="P19"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background-color="#ffff00"/>
    </style:style>
    <style:style style:name="P20" style:family="paragraph" style:parent-style-name="Standard">
      <style:paragraph-properties fo:margin-top="0cm" fo:margin-bottom="0.101cm" fo:line-height="100%" fo:break-before="page"/>
      <style:text-properties fo:language="en" fo:country="US"/>
    </style:style>
    <style:style style:name="P21"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2"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65cm"/>
          <style:tab-stop style:position="14.737cm"/>
        </style:tab-stops>
        <style:background-image/>
      </style:paragraph-properties>
      <style:text-properties fo:language="en" fo:country="US" fo:background-color="#ffff99"/>
    </style:style>
    <style:style style:name="P23"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ffff99"/>
    </style:style>
    <style:style style:name="P24"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12cm"/>
          <style:tab-stop style:position="14.473cm"/>
        </style:tab-stops>
        <style:background-image/>
      </style:paragraph-properties>
      <style:text-properties fo:language="en" fo:country="US" fo:background-color="#ffff99"/>
    </style:style>
    <style:style style:name="P25"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transparent"/>
    </style:style>
    <style:style style:name="P26"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7"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8" style:family="paragraph" style:parent-style-name="Standard">
      <style:paragraph-properties>
        <style:tab-stops>
          <style:tab-stop style:position="0.609cm"/>
        </style:tab-stops>
      </style:paragraph-properties>
      <style:text-properties fo:font-weight="normal" style:font-weight-asian="normal" style:font-weight-complex="normal"/>
    </style:style>
    <style:style style:name="P29" style:family="paragraph" style:parent-style-name="Standard">
      <style:paragraph-properties>
        <style:tab-stops>
          <style:tab-stop style:position="0.609cm"/>
        </style:tab-stops>
      </style:paragraph-properties>
    </style:style>
    <style:style style:name="P30" style:family="paragraph" style:parent-style-name="Standard">
      <style:paragraph-properties>
        <style:tab-stops>
          <style:tab-stop style:position="0.265cm"/>
        </style:tab-stops>
      </style:paragraph-properties>
    </style:style>
    <style:style style:name="P31" style:family="paragraph" style:parent-style-name="Standard">
      <style:paragraph-properties>
        <style:tab-stops>
          <style:tab-stop style:position="1.535cm"/>
        </style:tab-stops>
      </style:paragraph-properties>
    </style:style>
    <style:style style:name="P32"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33"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34" style:family="paragraph" style:parent-style-name="Standard">
      <style:paragraph-properties fo:margin-top="0cm" fo:margin-bottom="0.101cm" fo:line-height="100%">
        <style:tab-stops>
          <style:tab-stop style:position="0.609cm"/>
        </style:tab-stops>
      </style:paragraph-properties>
      <style:text-properties fo:language="en" fo:country="US" fo:font-weight="normal" style:font-weight-asian="normal" style:font-weight-complex="normal"/>
    </style:style>
    <style:style style:name="P35" style:family="paragraph" style:parent-style-name="Standard">
      <style:paragraph-properties fo:margin-top="0cm" fo:margin-bottom="0.101cm" fo:line-height="100%">
        <style:tab-stops>
          <style:tab-stop style:position="1.032cm"/>
        </style:tab-stops>
      </style:paragraph-properties>
      <style:text-properties fo:language="en" fo:country="US" fo:font-weight="normal" style:font-weight-asian="normal" style:font-weight-complex="normal"/>
    </style:style>
    <style:style style:name="P36" style:family="paragraph" style:parent-style-name="Standard">
      <style:paragraph-properties fo:margin-top="0cm" fo:margin-bottom="0.101cm" fo:line-height="100%">
        <style:tab-stops>
          <style:tab-stop style:position="1.032cm"/>
        </style:tab-stops>
      </style:paragraph-properties>
      <style:text-properties fo:language="en" fo:country="US" fo:font-weight="bold" style:font-weight-asian="bold" style:font-weight-complex="bold"/>
    </style:style>
    <style:style style:name="P37"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38" style:family="paragraph" style:parent-style-name="Standard">
      <style:paragraph-properties fo:margin-top="0cm" fo:margin-bottom="0.101cm" fo:line-height="100%">
        <style:tab-stops>
          <style:tab-stop style:position="1.535cm"/>
        </style:tab-stops>
      </style:paragraph-properties>
      <style:text-properties fo:language="en" fo:country="US" fo:font-weight="bold" style:font-weight-asian="bold" style:font-weight-complex="bold"/>
    </style:style>
    <style:style style:name="P39" style:family="paragraph" style:parent-style-name="Standard">
      <style:paragraph-properties fo:margin-top="0cm" fo:margin-bottom="0.101cm" fo:line-height="100%">
        <style:tab-stops>
          <style:tab-stop style:position="0cm"/>
          <style:tab-stop style:position="0.106cm"/>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40" style:family="paragraph" style:parent-style-name="Standard">
      <style:paragraph-properties fo:margin-top="0cm" fo:margin-bottom="0.101cm" fo:line-height="100%">
        <style:tab-stops>
          <style:tab-stop style:position="0cm"/>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41" style:family="paragraph" style:parent-style-name="Standard">
      <style:paragraph-properties fo:margin-top="0cm" fo:margin-bottom="0.101cm" fo:line-height="100%" fo:text-align="center" style:justify-single-word="false">
        <style:tab-stops>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42" style:family="paragraph" style:parent-style-name="Standard">
      <style:paragraph-properties fo:margin-top="0cm" fo:margin-bottom="0.101cm" fo:line-height="100%" fo:text-align="center" style:justify-single-word="false">
        <style:tab-stops>
          <style:tab-stop style:position="2.17cm"/>
          <style:tab-stop style:position="5.609cm"/>
          <style:tab-stop style:position="8.149cm"/>
          <style:tab-stop style:position="10.16cm"/>
          <style:tab-stop style:position="12.938cm"/>
        </style:tab-stops>
      </style:paragraph-properties>
      <style:text-properties fo:font-size="16pt" fo:language="en" fo:country="US" fo:font-weight="bold" style:font-size-asian="16pt" style:font-weight-asian="bold" style:font-size-complex="16pt" style:font-weight-complex="bold"/>
    </style:style>
    <style:style style:name="P43" style:family="paragraph" style:parent-style-name="Standard">
      <style:paragraph-properties fo:margin-top="0cm" fo:margin-bottom="0.101cm" fo:line-height="100%" fo:break-before="page">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44"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45" style:family="paragraph">
      <style:paragraph-properties fo:margin-top="0cm" fo:margin-bottom="0cm" fo:line-height="115%" fo:text-align="center" style:writing-mode="lr-tb"/>
    </style:style>
    <style:style style:name="P46" style:family="paragraph">
      <style:paragraph-properties fo:margin-top="0cm" fo:margin-bottom="0cm" fo:line-height="100%" fo:text-align="center" style:writing-mode="lr-tb"/>
    </style:style>
    <style:style style:name="P47" style:family="paragraph">
      <style:paragraph-properties fo:margin-top="0cm" fo:margin-bottom="0cm" fo:line-height="100%" fo:text-align="start" style:writing-mode="lr-tb"/>
    </style:style>
    <style:style style:name="P48" style:family="paragraph">
      <style:paragraph-properties fo:margin-top="0cm" fo:margin-bottom="0.353cm" fo:line-height="115%" style:writing-mode="lr-tb"/>
    </style:style>
    <style:style style:name="P49" style:family="paragraph">
      <style:paragraph-properties fo:margin-top="0cm" fo:margin-bottom="0cm" fo:line-height="100%" style:writing-mode="lr-tb"/>
    </style:style>
    <style:style style:name="P50" style:family="paragraph">
      <style:paragraph-properties style:line-height-at-least="0.1cm"/>
    </style:style>
    <style:style style:name="P51" style:family="paragraph">
      <style:paragraph-properties fo:text-align="center" style:writing-mode="lr-tb"/>
    </style:style>
    <style:style style:name="P52" style:family="paragraph">
      <style:paragraph-properties fo:margin-top="0cm" fo:margin-bottom="0cm" fo:line-height="115%" fo:text-align="start" style:writing-mode="lr-tb"/>
    </style:style>
    <style:style style:name="P53" style:family="paragraph">
      <style:paragraph-properties fo:margin-top="0cm" fo:margin-bottom="0cm" fo:line-height="115%" style:writing-mode="lr-tb"/>
    </style:style>
    <style:style style:name="P54" style:family="paragraph">
      <style:paragraph-properties fo:margin-top="0cm" fo:margin-bottom="0cm" fo:line-height="100%" fo:text-align="center" style:writing-mode="lr-tb"/>
      <style:text-properties fo:font-size="10pt" style:font-size-asian="10pt" style:font-size-complex="10pt"/>
    </style:style>
    <style:style style:name="P55" style:family="paragraph">
      <style:paragraph-properties fo:text-align="center"/>
    </style:style>
    <style:style style:name="P56" style:family="paragraph">
      <style:paragraph-properties fo:margin-top="0cm" fo:margin-bottom="0.353cm" fo:line-height="115%" fo:text-align="center" style:writing-mode="lr-tb"/>
    </style:style>
    <style:style style:name="P57" style:family="paragraph">
      <style:paragraph-properties fo:margin-top="0cm" fo:margin-bottom="0.353cm" fo:line-height="115%" fo:text-align="center" style:writing-mode="lr-tb"/>
      <style:text-properties fo:font-size="22pt" style:font-size-asian="22pt" style:font-size-complex="22pt"/>
    </style:style>
    <style:style style:name="P58"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language="en" fo:country="US" fo:background-color="#ffff00"/>
    </style:style>
    <style:style style:name="T6"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7" style:family="text">
      <style:text-properties fo:background-color="#ffff99"/>
    </style:style>
    <style:style style:name="T8" style:family="text">
      <style:text-properties fo:font-weight="normal" style:font-weight-asian="normal" style:font-weight-complex="normal"/>
    </style:style>
    <style:style style:name="T9" style:family="text">
      <style:text-properties fo:font-size="16pt" style:font-size-asian="16pt" style:font-size-complex="16pt"/>
    </style:style>
    <style:style style:name="T10"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11"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2"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3"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4"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5" style:family="text">
      <style:text-properties fo:font-size="22pt" style:font-size-asian="22pt" style:font-size-complex="22pt"/>
    </style:style>
    <style:style style:name="T16" style:family="text">
      <style:text-properties style:font-name="Calibri" fo:font-size="10pt" fo:language="it" fo:country="IT" style:font-name-asian="Calibri" style:font-size-asian="10pt" style:font-name-complex="Times New Roman" style:font-size-complex="10pt" style:language-complex="ar" style:country-complex="SA"/>
    </style:style>
    <style:style style:name="T17"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embossed"/>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6"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8" style:family="graphic">
      <style:graphic-properties draw:stroke="solid" svg:stroke-width="0.076cm" svg:stroke-color="#ffff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9" style:family="graphic">
      <style:graphic-properties draw:stroke="dash" draw:stroke-dash="Line_20_with_20_Fine_20_Dots" svg:stroke-width="0.076cm" svg:stroke-color="#ffff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6cm" svg:stroke-color="#0000ff"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48" xml:id="id1" draw:id="id1" svg:width="6.43cm" svg:height="3.155cm" svg:x="2.417cm" svg:y="7.281cm">
        <text:p text:style-name="P45"><text:span text:style-name="T10">TESTATA DOCUMENTO</text:span></text:p>
        <text:p text:style-name="P46"><text:span text:style-name="T10">Tesdoc</text:span></text:p>
        <text:p text:style-name="P47"><text:span text:style-name="T11">nrmagsrc</text:span></text:p>
        <text:p text:style-name="P47"><text:span text:style-name="T11">nrmagdst</text:span></text:p>
        <text:p text:style-name="P47"><text:span text:style-name="T10">sconto</text:span></text:p>
        <text:p text:style-name="P47"><text:span text:style-name="T11">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48" xml:id="id4" draw:id="id4" svg:width="6.963cm" svg:height="4.366cm" svg:x="11.938cm" svg:y="5.295cm">
        <text:p text:style-name="P46"><text:span text:style-name="T10">CAUSALI MAGAZZINO</text:span></text:p>
        <text:p text:style-name="P46"><text:span text:style-name="T10">Causmag</text:span></text:p>
        <text:p text:style-name="P49"><text:span text:style-name="T11">tipo</text:span><text:span text:style-name="T10">: usc/ent/trasf</text:span></text:p>
        <text:p text:style-name="P49"><text:span text:style-name="T11">tipo_doc</text:span><text:span text:style-name="T12">:</text:span></text:p>
        <text:p text:style-name="P50"><text:span text:style-name="T11">movimpmag</text:span><text:span text:style-name="T10">:Mov/Imp/Nul</text:span></text:p>
        <text:p text:style-name="P50"><text:span text:style-name="T11">Magcli</text:span><text:span text:style-name="T10">: C=Carico - S=Scarico</text:span></text:p>
        <text:p text:style-name="P50"><text:span text:style-name="T11">contabile</text:span><text:span text:style-name="T10">: S/N</text:span></text:p>
        <text:p text:style-name="P50"><text:span text:style-name="T11">nrmagsrc</text:span><text:span text:style-name="T10">:Proposto su tesdoc</text:span></text:p>
        <text:p text:style-name="P50"><text:span text:style-name="T11">nrmagdst</text:span><text:span text:style-name="T10">: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51" draw:type="line" svg:x1="5.632cm" svg:y1="10.435cm" svg:x2="5.644cm" svg:y2="11.652cm" draw:start-shape="id1" draw:start-glue-point="6" draw:end-shape="id2" svg:d="m5632 10435 12 1217">
        <text:p/>
      </draw:connector>
      <draw:custom-shape text:anchor-type="page" text:anchor-page-number="1" draw:z-index="3" draw:style-name="gr1" draw:text-style-name="P53" xml:id="id3" draw:id="id3" svg:width="6.989cm" svg:height="2.654cm" svg:x="11.938cm" svg:y="12.889cm">
        <text:p text:style-name="P45"><text:span text:style-name="T10">CONTI CLIENTI/FORNITORI</text:span></text:p>
        <text:p text:style-name="P46"><text:span text:style-name="T10">Conto</text:span></text:p>
        <text:p text:style-name="P52"><text:span text:style-name="T11">tipoconto</text:span><text:span text:style-name="T10">: C/F/A (cliente/fornitore/altro)</text:span></text:p>
        <text:p text:style-name="P52"><text:span text:style-name="T10">sconto</text:span></text:p>
        <text:p text:style-name="P52"><text:span text:style-name="T11">tipopeo</text:span><text:span text:style-name="T13">: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51" draw:type="line" svg:x1="11.938cm" svg:y1="14.215cm" svg:x2="8.846cm" svg:y2="8.858cm" draw:start-shape="id3" draw:end-shape="id1" draw:end-glue-point="7" svg:d="m11938 14215-3092-5357">
        <text:p/>
      </draw:connector>
      <draw:connector text:anchor-type="page" text:anchor-page-number="1" draw:z-index="5" draw:style-name="gr4" draw:text-style-name="P51" draw:type="line" svg:x1="11.938cm" svg:y1="7.477cm" svg:x2="8.846cm" svg:y2="8.858cm" draw:start-shape="id4" draw:end-shape="id1" draw:end-glue-point="7" svg:d="m11938 7477-3092 1381">
        <text:p/>
      </draw:connector>
      <draw:custom-shape text:anchor-type="page" text:anchor-page-number="1" draw:z-index="6" draw:style-name="gr1" draw:text-style-name="P48" xml:id="id2" draw:id="id2" svg:width="4.717cm" svg:height="2.467cm" svg:x="3.286cm" svg:y="11.652cm">
        <text:p text:style-name="P45"><text:span text:style-name="T10">RIGHE DOCUMENTO</text:span></text:p>
        <text:p text:style-name="P46"><text:span text:style-name="T10">Rigdoc</text:span></text:p>
        <text:p text:style-name="P47"><text:span text:style-name="T10">sconto</text:span></text:p>
        <text:p text:style-name="P47"><text:span text:style-name="T10">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48" xml:id="id9" draw:id="id9" svg:width="4.717cm" svg:height="2.467cm" svg:x="3.286cm" svg:y="15.909cm">
        <text:p text:style-name="P45"><text:span text:style-name="T10">ARTICOLI DI MAGAZZINO</text:span></text:p>
        <text:p text:style-name="P46"><text:span text:style-name="T10">Article</text:span></text:p>
        <text:p text:style-name="P47"><text:span text:style-name="T10">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45" xml:id="id5" draw:id="id5" svg:width="6.963cm" svg:height="1.773cm" svg:x="11.938cm" svg:y="16.222cm">
        <text:p text:style-name="P45"><text:span text:style-name="T10">ANAGRAFICA GENERALE</text:span></text:p>
        <text:p text:style-name="P46"><text:span text:style-name="T10">Anagen</text:span></text:p>
        <text:p text:style-name="P47"><text:span text:style-name="T11">tipo</text:span><text:span text:style-name="T13">: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54" xml:id="id6" draw:id="id6" svg:width="6.989cm" svg:height="3.74cm" svg:x="11.938cm" svg:y="18.868cm">
        <text:p text:style-name="P46"><text:span text:style-name="T14">INDIRIZZI ANAGRAFICI</text:span></text:p>
        <text:p text:style-name="P46"><text:span text:style-name="T14">Anaind</text:span></text:p>
        <text:p text:style-name="P46"><text:span text:style-name="T14"/></text:p>
        <text:p text:style-name="P49"><text:span text:style-name="T14">flsl: Flag sede legale</text:span></text:p>
        <text:p text:style-name="P49"><text:span text:style-name="T14">flsp: Flag indir. spedizione</text:span></text:p>
        <text:p text:style-name="P49"><text:span text:style-name="T14">flmg: Flag Indir. di magazzino</text:span></text:p>
        <text:p text:style-name="P49"><text:span text:style-name="T11">nrmag</text:span><text:span text:style-name="T14">: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51" draw:type="line" svg:x1="15.42cm" svg:y1="16.222cm" svg:x2="15.432cm" svg:y2="15.542cm" draw:start-shape="id5" draw:start-glue-point="4" draw:end-shape="id3" svg:d="m15420 16222 12-680">
        <text:p/>
      </draw:connector>
      <draw:connector text:anchor-type="page" text:anchor-page-number="1" draw:z-index="11" draw:style-name="gr2" draw:text-style-name="P51"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48" xml:id="id7" draw:id="id7" svg:width="4.717cm" svg:height="1.826cm" svg:x="13.1cm" svg:y="23.202cm">
        <text:p text:style-name="P45"><text:span text:style-name="T10">COMUNI ITALIANI</text:span></text:p>
        <text:p text:style-name="P45"><text:span text:style-name="T10">CITTA' <text:s/>STRANIERE</text:span></text:p>
        <text:p text:style-name="P46"><text:span text:style-name="T10">Localita</text:span></text:p>
        <text:p text:style-name="P47"><text:span text:style-name="T10"/></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51" draw:type="line" svg:x1="15.459cm" svg:y1="23.202cm" svg:x2="15.432cm" svg:y2="22.608cm" draw:start-shape="id7" draw:start-glue-point="4" draw:end-shape="id6" svg:d="m15459 23202-27-594">
        <text:p/>
      </draw:connector>
      <draw:custom-shape text:anchor-type="page" text:anchor-page-number="1" draw:z-index="14" draw:style-name="gr1" draw:text-style-name="P48" xml:id="id8" draw:id="id8" svg:width="4.717cm" svg:height="1.654cm" svg:x="13.127cm" svg:y="25.867cm">
        <text:p text:style-name="P45"><text:span text:style-name="T10">PAESI/STATI ESTERI</text:span></text:p>
        <text:p text:style-name="P46"><text:span text:style-name="T10">Paesi</text:span></text:p>
        <text:p text:style-name="P50"><text:span text:style-name="T11">tpeu</text:span><text:span text:style-name="T13">: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51" draw:type="line" svg:x1="15.485cm" svg:y1="25.867cm" svg:x2="15.459cm" svg:y2="25.028cm" draw:start-shape="id8" draw:end-shape="id7" draw:end-glue-point="6" svg:d="m15485 25867-26-839">
        <text:p/>
      </draw:connector>
      <draw:connector text:anchor-type="page" text:anchor-page-number="1" draw:z-index="16" draw:style-name="gr3" draw:text-style-name="P51" draw:type="line" svg:x1="5.644cm" svg:y1="15.909cm" svg:x2="5.644cm" svg:y2="14.118cm" draw:start-shape="id9" draw:start-glue-point="4" draw:end-shape="id2" draw:end-glue-point="6" svg:d="m5644 15909v-1791">
        <text:p/>
      </draw:connector>
      <draw:line text:anchor-type="page" text:anchor-page-number="1" draw:z-index="18" draw:style-name="gr6" draw:text-style-name="P55" svg:x1="12.312cm" svg:y1="22.019cm" svg:x2="4.424cm" svg:y2="9.033cm">
        <text:p/>
      </draw:line>
      <draw:custom-shape text:anchor-type="page" text:anchor-page-number="1" draw:z-index="29" draw:style-name="gr1" draw:text-style-name="P48" xml:id="id10" draw:id="id10" svg:width="6.963cm" svg:height="1.959cm" svg:x="11.938cm" svg:y="10.64cm">
        <text:p text:style-name="P46"><text:span text:style-name="T10">CAUSALI CONTABILI</text:span></text:p>
        <text:p text:style-name="P46"><text:span text:style-name="T10">Causali</text:span></text:p>
        <text:p text:style-name="P49"><text:span text:style-name="T11">tipoiva</text:span><text:span text:style-name="T10">: S/N</text:span></text:p>
        <text:p text:style-name="P49"><text:span text:style-name="T11">tiporeg</text:span><text:span text:style-name="T10">: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51"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57" xml:id="id13" draw:id="id13" svg:width="4.652cm" svg:height="1.354cm" svg:x="5.886cm" svg:y="2.836cm">
        <text:p text:style-name="P56"><text:span text:style-name="T15">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57" xml:id="id15" draw:id="id15" svg:width="6.615cm" svg:height="1.354cm" svg:x="8.105cm" svg:y="12.688cm">
        <text:p text:style-name="P56"><text:span text:style-name="T15">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57" xml:id="id16" draw:id="id16" svg:width="4.128cm" svg:height="1.354cm" svg:x="2.073cm" svg:y="9.186cm">
        <text:p text:style-name="P56"><text:span text:style-name="T15">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57" xml:id="id12" draw:id="id12" svg:width="4.097cm" svg:height="1.354cm" svg:x="14.751cm" svg:y="3.286cm">
        <text:p text:style-name="P56"><text:span text:style-name="T15">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57" xml:id="id11" draw:id="id11" svg:width="4.128cm" svg:height="1.354cm" svg:x="10.756cm" svg:y="6.597cm">
        <text:p text:style-name="P56"><text:span text:style-name="T15">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58" draw:type="line" svg:x1="14.884cm" svg:y1="7.273cm" svg:x2="16.799cm" svg:y2="4.639cm" draw:start-shape="id11" draw:end-shape="id12" draw:end-glue-point="6" svg:d="m14884 7273 1915-2634">
        <text:p text:style-name="P51"><text:span text:style-name="T8">Ddt C/Ass. + Fatt.Riep.</text:span></text:p>
        <text:p text:style-name="P51"><text:span text:style-name="T8">Reso C/Ass. + NC Riep.</text:span></text:p>
      </draw:connector>
      <draw:connector text:anchor-type="page" text:anchor-page-number="7" draw:z-index="37" draw:style-name="gr10" draw:text-style-name="P51" draw:type="line" svg:x1="3.052cm" svg:y1="19.445cm" svg:x2="5.009cm" svg:y2="19.456cm" svg:d="m3052 19445 1957 11">
        <text:p/>
      </draw:connector>
      <draw:connector text:anchor-type="page" text:anchor-page-number="7" draw:z-index="38" draw:style-name="gr11" draw:text-style-name="P51" draw:type="line" svg:x1="3.078cm" svg:y1="20.583cm" svg:x2="5.036cm" svg:y2="20.593cm" svg:d="m3078 20583 1958 10">
        <text:p/>
      </draw:connector>
      <draw:connector text:anchor-type="page" text:anchor-page-number="7" draw:z-index="39" draw:style-name="gr12" draw:text-style-name="P51" draw:type="line" svg:x1="3.052cm" svg:y1="21.694cm" svg:x2="5.009cm" svg:y2="21.705cm" svg:d="m3052 21694 1957 11">
        <text:p/>
      </draw:connector>
      <draw:connector text:anchor-type="page" text:anchor-page-number="7" draw:z-index="40" draw:style-name="gr9" draw:text-style-name="P51" draw:type="line" svg:x1="8.213cm" svg:y1="4.189cm" svg:x2="10.756cm" svg:y2="7.274cm" draw:start-shape="id13" draw:start-glue-point="6" draw:end-shape="id11" draw:end-glue-point="5" svg:d="m8213 4189 2543 3085">
        <text:p text:style-name="P51">Fatt. da Prod.</text:p>
        <text:p text:style-name="P51">Reso/NC</text:p>
      </draw:connector>
      <draw:custom-shape text:anchor-type="page" text:anchor-page-number="7" draw:z-index="41" draw:style-name="gr1" draw:text-style-name="P57" xml:id="id14" draw:id="id14" svg:width="4.097cm" svg:height="1.354cm" svg:x="14.698cm" svg:y="9.483cm">
        <text:p text:style-name="P56"><text:span text:style-name="T15">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58" draw:type="line" svg:x1="12.82cm" svg:y1="7.95cm" svg:x2="14.698cm" svg:y2="10.158cm" draw:start-shape="id11" draw:start-glue-point="6" draw:end-shape="id14" svg:d="m12820 7950 1878 2208">
        <text:p text:style-name="P51"><text:span text:style-name="T8">Fatt.Imm.</text:span></text:p>
        <text:p text:style-name="P51"><text:span text:style-name="T8">NC Imm.</text:span></text:p>
      </draw:connector>
      <draw:connector text:anchor-type="page" text:anchor-page-number="7" draw:z-index="43" draw:style-name="gr13" draw:text-style-name="P58" draw:type="line" svg:x1="12.82cm" svg:y1="7.95cm" svg:x2="11.412cm" svg:y2="12.688cm" draw:start-shape="id11" draw:start-glue-point="6" draw:end-shape="id15" draw:end-glue-point="4" svg:d="m12820 7950-1408 4738">
        <text:p text:style-name="P51"><text:span text:style-name="T8">Ddt C/Vend.</text:span></text:p>
        <text:p text:style-name="P51"><text:span text:style-name="T8">Reso C/Vend.</text:span></text:p>
      </draw:connector>
      <draw:connector text:anchor-type="page" text:anchor-page-number="7" draw:z-index="44" draw:style-name="gr14" draw:text-style-name="P51" draw:type="line" svg:x1="10.756cm" svg:y1="7.273cm" svg:x2="6.2cm" svg:y2="9.862cm" draw:start-shape="id11" draw:end-shape="id16" svg:d="m10756 7273-4556 2589">
        <text:p text:style-name="P51">Fatt. Rend. Vendite</text:p>
        <text:p text:style-name="P51">NC. Rendiconto Resi</text:p>
      </draw:connector>
      <draw:connector text:anchor-type="page" text:anchor-page-number="7" draw:z-index="45" draw:style-name="gr14" draw:text-style-name="P51" draw:type="line" svg:x1="11.412cm" svg:y1="12.688cm" svg:x2="6.2cm" svg:y2="9.862cm" svg:d="m11412 12688-5212-2826">
        <text:p text:style-name="P51">Fatt. Rend. Vendite</text:p>
        <text:p text:style-name="P51">NC. Rendiconto Resi</text:p>
      </draw:connector>
      <draw:custom-shape text:anchor-type="page" text:anchor-page-number="10" draw:z-index="46" draw:style-name="gr15" draw:text-style-name="P48" xml:id="id20" draw:id="id20" svg:width="6.43cm" svg:height="3.155cm" svg:x="2.946cm" svg:y="12.936cm">
        <text:p text:style-name="P45"><text:span text:style-name="T10">TESTATA DOCUMENTO</text:span></text:p>
        <text:p text:style-name="P46"><text:span text:style-name="T10">Tesdoc</text:span></text:p>
        <text:p text:style-name="P47"><text:span text:style-name="T10"/></text:p>
        <text:p text:style-name="P47"><text:span text:style-name="T10">iva_id</text:span></text:p>
        <text:p text:style-name="P47"><text:span text:style-name="T1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47" draw:style-name="gr15" draw:text-style-name="P48" xml:id="id22" draw:id="id22" svg:width="4.717cm" svg:height="2.467cm" svg:x="9.107cm" svg:y="18.147cm">
        <text:p text:style-name="P45"><text:span text:style-name="T10">RIGHE DOCUMENTO</text:span></text:p>
        <text:p text:style-name="P46"><text:span text:style-name="T10">Rigdoc</text:span></text:p>
        <text:p text:style-name="P47"><text:span text:style-name="T10">iva_i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48" draw:style-name="gr15" draw:text-style-name="P45" xml:id="id17" draw:id="id17" svg:width="5.292cm" svg:height="1.773cm" svg:x="12.762cm" svg:y="9.867cm">
        <text:p text:style-name="P45"><text:span text:style-name="T10">ANAGRAFICA GENERALE</text:span></text:p>
        <text:p text:style-name="P46"><text:span text:style-name="T10">Anagen</text:span></text:p>
        <text:p text:style-name="P47"><text:span text:style-name="T16"/></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49" draw:style-name="gr15" draw:text-style-name="P54" xml:id="id18" draw:id="id18" svg:width="5.134cm" svg:height="3.74cm" svg:x="12.894cm" svg:y="4.946cm">
        <text:p text:style-name="P46"><text:span text:style-name="T14">INDIRIZZI ANAGRAFICI</text:span></text:p>
        <text:p text:style-name="P46"><text:span text:style-name="T14">Anaind</text:span></text:p>
        <text:p text:style-name="P46"><text:span text:style-name="T14"/></text:p>
        <text:p text:style-name="P49"><text:span text:style-name="T14">flsp: Flag indir. spedizione</text:span></text:p>
        <text:p text:style-name="P49"><text:span text:style-name="T14"/></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0" draw:z-index="50" draw:style-name="gr16" draw:text-style-name="P51" draw:type="line" svg:x1="15.408cm" svg:y1="9.867cm" svg:x2="15.46cm" svg:y2="8.685cm" draw:start-shape="id17" draw:start-glue-point="4" draw:end-shape="id18" svg:d="m15408 9867 52-1182">
        <text:p/>
      </draw:connector>
      <draw:custom-shape text:anchor-type="page" text:anchor-page-number="10" draw:z-index="51" draw:style-name="gr15" draw:text-style-name="P53" xml:id="id19" draw:id="id19" svg:width="5.16cm" svg:height="2.654cm" svg:x="12.762cm" svg:y="13.192cm">
        <text:p text:style-name="P45"><text:span text:style-name="T10">CONTI CLIENTI/FORNITORI</text:span></text:p>
        <text:p text:style-name="P46"><text:span text:style-name="T10">Conto</text:span></text:p>
        <text:p text:style-name="P52"><text:span text:style-name="T16"/></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0" draw:z-index="52" draw:style-name="gr17" draw:text-style-name="P51" draw:type="line" svg:x1="15.408cm" svg:y1="11.64cm" svg:x2="15.341cm" svg:y2="13.192cm" draw:start-shape="id17" draw:start-glue-point="6" draw:end-shape="id19" draw:end-glue-point="4" svg:d="m15408 11640-67 1552">
        <text:p/>
      </draw:connector>
      <draw:connector text:anchor-type="page" text:anchor-page-number="10" draw:z-index="53" draw:style-name="gr17" draw:text-style-name="P51" draw:type="line" svg:x1="12.762cm" svg:y1="14.519cm" svg:x2="9.375cm" svg:y2="14.513cm" draw:start-shape="id19" draw:end-shape="id20" draw:end-glue-point="7" svg:d="m12762 14519-3387-6">
        <text:p/>
      </draw:connector>
      <draw:custom-shape text:anchor-type="page" text:anchor-page-number="10" draw:z-index="58" draw:style-name="gr15" draw:text-style-name="P48" xml:id="id23" draw:id="id23" svg:width="4.717cm" svg:height="3.883cm" svg:x="3.789cm" svg:y="4.927cm">
        <text:p text:style-name="P45"><text:span text:style-name="T10">DATI SPEDIZIONE</text:span></text:p>
        <text:p text:style-name="P46"><text:span text:style-name="T10">Spediz</text:span></text:p>
        <text:p text:style-name="P47"><text:span text:style-name="T11">caustra</text:span></text:p>
        <text:p text:style-name="P47"><text:span text:style-name="T11">corriere</text:span></text:p>
        <text:p text:style-name="P47"><text:span text:style-name="T11">aspetto</text:span></text:p>
        <text:p text:style-name="P47"><text:span text:style-name="T11">um</text:span></text:p>
        <text:p text:style-name="P47"><text:span text:style-name="T11">porto</text:span></text:p>
        <text:p text:style-name="P47"><text:span text:style-name="T17"/></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59" draw:style-name="gr15" draw:text-style-name="P48" xml:id="id21" draw:id="id21" svg:width="4.717cm" svg:height="2.467cm" svg:x="2.459cm" svg:y="18.189cm">
        <text:p text:style-name="P45"><text:span text:style-name="T10">ALIQ. IVA/ESENZIONI</text:span></text:p>
        <text:p text:style-name="P47"><text:span text:style-name="T1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0" draw:z-index="60" draw:style-name="gr17" draw:text-style-name="P51" draw:type="line" svg:x1="4.817cm" svg:y1="18.189cm" svg:x2="6.161cm" svg:y2="16.09cm" draw:start-shape="id21" draw:start-glue-point="4" draw:end-shape="id20" draw:end-glue-point="6" svg:d="m4817 18189 1344-2099">
        <text:p/>
      </draw:connector>
      <draw:connector text:anchor-type="page" text:anchor-page-number="10" draw:z-index="61" draw:style-name="gr17" draw:text-style-name="P51" draw:type="line" svg:x1="7.176cm" svg:y1="19.422cm" svg:x2="9.107cm" svg:y2="19.38cm" draw:start-shape="id21" draw:end-shape="id22" draw:end-glue-point="5" svg:d="m7176 19422 1931-42">
        <text:p/>
      </draw:connector>
      <draw:connector text:anchor-type="page" text:anchor-page-number="10" draw:z-index="62" draw:style-name="gr18" draw:text-style-name="P51" draw:type="line" svg:x1="12.894cm" svg:y1="6.816cm" svg:x2="8.505cm" svg:y2="6.867cm" draw:start-shape="id18" draw:end-shape="id23" svg:d="m12894 6816-4389 51">
        <text:p/>
      </draw:connector>
      <draw:connector text:anchor-type="page" text:anchor-page-number="10" draw:z-index="64" draw:style-name="gr16" draw:text-style-name="P51" draw:type="line" svg:x1="6.161cm" svg:y1="16.09cm" svg:x2="11.465cm" svg:y2="18.147cm" draw:start-shape="id20" draw:start-glue-point="6" draw:end-shape="id22" draw:end-glue-point="4" svg:d="m6161 16090 5304 2057">
        <text:p/>
      </draw:connector>
      <draw:connector text:anchor-type="page" text:anchor-page-number="10" draw:z-index="65" draw:style-name="gr20" draw:text-style-name="P51" draw:type="line" svg:x1="6.161cm" svg:y1="12.936cm" svg:x2="6.147cm" svg:y2="8.809cm" draw:start-shape="id20" draw:start-glue-point="4" draw:end-shape="id23" svg:d="m6161 12936-14-4127">
        <text:p/>
      </draw:connector>
      <text:p text:style-name="P27">RELAZIONI MODELLI </text:p>
      <text:p text:style-name="P26">ATTRIBUTI SIGNIFICATIVI</text:p>
      <text:p text:style-name="P26"/>
      <text:p text:style-name="Standard"/>
      <text:p text:style-name="P1"><draw:line text:anchor-type="paragraph" draw:z-index="21" draw:style-name="gr5" draw:text-style-name="P55" svg:x1="10.312cm" svg:y1="-0.016cm" svg:x2="2.424cm" svg:y2="1.974cm"><text:p/></draw:line><draw:line text:anchor-type="paragraph" draw:z-index="23" draw:style-name="gr5" draw:text-style-name="P55" svg:x1="10.312cm" svg:y1="-0.016cm" svg:x2="2.424cm" svg:y2="2.371cm"><text:p/></draw:line></text:p>
      <text:p text:style-name="P1"/>
      <text:p text:style-name="P1"><draw:line text:anchor-type="paragraph" draw:z-index="17" draw:style-name="gr5" draw:text-style-name="P55" svg:x1="10.312cm" svg:y1="13.561cm" svg:x2="2.424cm" svg:y2="0.14cm"><text:p/></draw:line><draw:line text:anchor-type="paragraph" draw:z-index="19" draw:style-name="gr5" draw:text-style-name="P55" svg:x1="10.312cm" svg:y1="0.406cm" svg:x2="2.424cm" svg:y2="0.173cm"><text:p/></draw:line></text:p>
      <text:p text:style-name="Standard"><draw:line text:anchor-type="paragraph" draw:z-index="20" draw:style-name="gr5" draw:text-style-name="P55" svg:x1="10.312cm" svg:y1="-0.093cm" svg:x2="2.424cm" svg:y2="-0.326cm"><text:p/></draw:line><draw:line text:anchor-type="paragraph" draw:z-index="24" draw:style-name="gr5" draw:text-style-name="P55" svg:x1="10.312cm" svg:y1="5.472cm" svg:x2="1.898cm" svg:y2="0.175cm"><text:p/></draw:line><draw:line text:anchor-type="paragraph" draw:z-index="25" draw:style-name="gr5" draw:text-style-name="P55" svg:x1="0.696cm" svg:y1="0.046cm" svg:x2="2.675cm" svg:y2="3.571cm"><text:p/></draw:line></text:p>
      <text:p text:style-name="Standard"/>
      <text:p text:style-name="Standard"/>
      <text:p text:style-name="Standard"/>
      <text:p text:style-name="Standard"><draw:line text:anchor-type="paragraph" draw:z-index="22" draw:style-name="gr5" draw:text-style-name="P55"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55" svg:x1="0.205cm" svg:y1="0.231cm" svg:x2="1.422cm" svg:y2="0.231cm"><text:p/></draw:line><text:tab/>Dato propositivo</text:p>
      <text:p text:style-name="P3"><draw:line text:anchor-type="paragraph" draw:z-index="27" draw:style-name="gr7" draw:text-style-name="P55" svg:x1="0.231cm" svg:y1="0.341cm" svg:x2="1.448cm" svg:y2="0.341cm"><text:p/></draw:line><text:tab/>Relazione 1 a molti (FK) (cascade delete)</text:p>
      <text:p text:style-name="P3"><draw:line text:anchor-type="paragraph" draw:z-index="28" draw:style-name="gr8" draw:text-style-name="P55" svg:x1="0.231cm" svg:y1="0.342cm" svg:x2="1.448cm" svg:y2="0.342cm"><text:p/></draw:line><text:tab/>Relazione 1 a molti (FK) (error delete)</text:p>
      <text:p text:style-name="P3"><text:s text:c="3"/><text:span text:style-name="T6"><text:s/>______</text:span> <text:tab/>Decodifica sul file di parametrizzazione (parameter.yml)</text:p>
      <text:p text:style-name="P3"/>
      <text:p text:style-name="P4"/>
      <text:p text:style-name="P4"/>
      <text:p text:style-name="P20">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21"/>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6"><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21">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1">Causali di magazzino<text:tab/>MovMag<text:tab/>Ent./Usc.<text:tab/>MovCont<text:tab/>Cli/For</text:p>
      <text:p text:style-name="P12"><text:tab/>Descriz<text:tab/><text:tab/>MovImpMag<text:tab/>Tipo<text:tab/>Contabile<text:tab/>tipoconto<text:tab/>Mag(SRC)<text:tab/>Mag(DST)</text:p>
      <text:p text:style-name="P22">DDT C/Assoluto<text:tab/>M<text:tab/>U<text:tab/>N<text:tab/>C<text:tab/>AnaAzienda<text:tab/>AnaConto</text:p>
      <text:p text:style-name="P23">Fatt. Riep. C/Assoluto<text:tab/>N<text:tab/>U<text:tab/>S<text:tab/>C</text:p>
      <text:p text:style-name="P17">D<text:span text:style-name="T5">DT C/Vendita-Deposito<text:tab/>M<text:tab/>U<text:tab/>N<text:tab/>C<text:tab/>AnaAzienda<text:tab/>AnaConto</text:span></text:p>
      <text:p text:style-name="P13">FATT. Rendic. Vendite<text:tab/>M<text:tab/>V<text:tab/>S<text:tab/>C<text:tab/>AnaConto</text:p>
      <text:p text:style-name="P23">FATT. Immediata<text:tab/>M<text:tab/>U<text:tab/>S<text:tab/>C<text:tab/>AnaAzienda<text:tab/>AnaConto</text:p>
      <text:p text:style-name="P13">ACQ da Fornitore<text:tab/>M<text:tab/>E<text:tab/>S<text:tab/>F<text:tab/><text:tab/>AnaAzienda</text:p>
      <text:p text:style-name="P23">Ordine emesso a fornitore<text:tab/>I<text:tab/>E<text:tab/>N<text:tab/>F<text:tab/>???<text:tab/>???</text:p>
      <text:p text:style-name="P25">--------------------------------------------------------------------------------------------</text:p>
      <text:p text:style-name="P18"><text:span text:style-name="T4">RESO da C/assoluto<text:tab/>M</text:span><text:span text:style-name="T7"><text:tab/>E<text:tab/>N<text:tab/>C<text:tab/></text:span><text:span text:style-name="T4">AnaConto<text:tab/>AnaAzienda</text:span></text:p>
      <text:p text:style-name="P15">NC. Riep. C/Assoluto<text:tab/>N<text:tab/>E<text:tab/>S<text:tab/>C</text:p>
      <text:p text:style-name="P14">RESO da C/Vendita-Deposito<text:tab/>M<text:tab/>E<text:tab/>N<text:tab/>C<text:tab/>AnaConto<text:tab/>AnaAzienda</text:p>
      <text:p text:style-name="P14">NC. Rendic. Resi<text:tab/>M<text:tab/>R<text:tab/>S<text:tab/>C<text:tab/><text:tab/>AnaConto</text:p>
      <text:p text:style-name="P15">NC. Immediata<text:tab/>M<text:tab/>E<text:tab/>S<text:tab/>C<text:tab/>AnaConto<text:tab/>AnaAzienda</text:p>
      <text:p text:style-name="P19"><text:span text:style-name="T3">RESO a Fornitore<text:tab/>M</text:span><text:tab/>U<text:tab/>S<text:tab/>F<text:tab/><text:span text:style-name="T3">AnaAzienda<text:tab/></text:span></text:p>
      <text:p text:style-name="P24">Ordine ricevuto<text:tab/>I<text:tab/>U<text:tab/>N<text:tab/>C<text:tab/><text:tab/>AnaAzienda</text:p>
      <text:p text:style-name="P21">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21">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4"/>t. integer<text:tab/>"iva_id"</text:p>
      <text:p text:style-name="P5">NRMAGSRC e NRMAGDST vengono valorizzati tramite la relazione con CAUSMAG in base al valore del campo CAUSMAGS.tipo:</text:p>
      <text:p text:style-name="P5">IVA_ID viene memorizzato a solo scopo propositivo per le nuove righe documento (RIGDOCS)</text:p>
      <text:p text:style-name="P10">CAUSMAGS.TIPO<text:tab/>CAUSMAGS.NRMAGSRC<text:tab/>CAUSMAGS.NRMAGDST</text:p>
      <text:p text:style-name="P6"><text:tab/>E<text:tab/>TESDOC.ANAGEN(MAGS)<text:tab/>ANARIF(MAGS)</text:p>
      <text:p text:style-name="P7"><text:tab/>U<text:tab/>ANARIF(MAGS)<text:tab/>TESDOC.ANAGEN(MAGS)</text:p>
      <text:p text:style-name="P9"><text:tab/>T<text:tab/>ANARIF(MAGS)<text:tab/>ANARIF(MAGS)</text:p>
      <text:p text:style-name="P6"><text:tab/>V<text:tab/>TESDOC.ANAGEN(MAGS)<text:tab/></text:p>
      <text:p text:style-name="P7"><text:tab/>R<text:tab/><text:tab/>TESDOC.ANAGEN(MAGS)</text:p>
      <text:p text:style-name="P6">TESDOC.ANAGEN(MAGS) = Magazzini disponibili per l'anagrafica della testata</text:p>
      <text:p text:style-name="P6">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 integer<text:tab/>"iva_id"</text:p>
      <text:p text:style-name="P5"><text:s text:c="4"/>t.integer<text:tab/>"prgrig"<text:tab/><text:tab/><text:tab/>:default =&gt; 0<text:tab/>:null =&gt; false</text:p>
      <text:p text:style-name="P5"/>
      <text:p text:style-name="P5">PREZZO: Proposto tramite ARTICLE_ID.prezzo</text:p>
      <text:p text:style-name="P5">SCONTO: Proposto tramite TESDOC.sconto</text:p>
      <text:p text:style-name="P5">IVA_ID: Aliquota/Esenzione iva da applicare al totale di riga (qta*prezzo), per le nuove righe viene proposta quella specificata in testata(TESDOCS)</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text:tab/><text:tab/>Movimento CONTABILE e MAGAZZINO</text:p>
      <text:p text:style-name="P8"/>
      <text:p text:style-name="P8"><text:tab/><text:tab/>Movimento MAGAZZINO</text:p>
      <text:p text:style-name="P8"/>
      <text:p text:style-name="P8"><text:tab/><text:tab/>Movmento CONTABILE</text:p>
      <text:p text:style-name="P8"/>
      <text:p text:style-name="P8"/>
      <text:p text:style-name="P43"/>
      <text:p text:style-name="P5">SPEDIZS: Dati spedizione</text:p>
      <text:p text:style-name="P5"><text:s text:c="4"/>t.integer<text:tab/>"tesdoc_id"<text:tab/><text:tab/><text:tab/><text:tab/>:null =&gt; false</text:p>
      <text:p text:style-name="P5"><text:s text:c="4"/>t.string<text:tab/>"caustra"<text:tab/>:limit =&gt; 3<text:tab/><text:tab/><text:tab/></text:p>
      <text:p text:style-name="P5"><text:s text:c="4"/>t.string<text:tab/>"corriere"<text:tab/>:limit =&gt; 3<text:tab/><text:tab/><text:tab/></text:p>
      <text:p text:style-name="P5"><text:s text:c="4"/>t.integer<text:tab/>"anaind_id"</text:p>
      <text:p text:style-name="P5"><text:s text:c="4"/>t.string<text:tab/>"presso"<text:tab/>:limit =&gt; 150<text:tab/><text:tab/><text:tab/></text:p>
      <text:p text:style-name="P5"><text:s text:c="4"/>t.string<text:tab/>"dest1"<text:tab/>:limit =&gt; 150<text:tab/><text:tab/><text:tab/></text:p>
      <text:p text:style-name="P5"><text:s text:c="4"/>t.string<text:tab/>"dest2"<text:tab/>:limit =&gt; 150<text:tab/><text:tab/><text:tab/></text:p>
      <text:p text:style-name="P5"><text:s text:c="4"/>t.string<text:tab/>"aspetto"<text:tab/>:limit =&gt; 3<text:tab/><text:tab/><text:tab/></text:p>
      <text:p text:style-name="P5"><text:s text:c="4"/>t.integer<text:tab/>"nrcolli"<text:tab/><text:tab/><text:tab/></text:p>
      <text:p text:style-name="P5"><text:s text:c="4"/>t.string<text:tab/>"um"<text:tab/>:limit =&gt; 2<text:tab/><text:tab/><text:tab/></text:p>
      <text:p text:style-name="P5"><text:s text:c="4"/>t.decimal<text:tab/>"valore"<text:tab/>:precision =&gt; 8<text:tab/>:scale =&gt; 2</text:p>
      <text:p text:style-name="P5"><text:s text:c="4"/>t.string<text:tab/>"porto"<text:tab/>:limit =&gt; 3</text:p>
      <text:p text:style-name="P5"><text:s text:c="4"/>t.date<text:tab/>"dtrit"<text:tab/><text:tab/><text:tab/></text:p>
      <text:p text:style-name="P5"><text:s text:c="4"/>t.time<text:tab/>"orarit"<text:tab/><text:tab/><text:tab/></text:p>
      <text:p text:style-name="P5"><text:s text:c="4"/>t.string<text:tab/>"note"<text:tab/>:limit =&gt; 1000<text:tab/><text:tab/><text:tab/></text:p>
      <text:p text:style-name="P5"><text:s text:c="2"/>add_index "spedizs", ["tesdoc_id"], :name =&gt; "index_spedizs_on_tesdoc_id"</text:p>
      <text:p text:style-name="P29"><text:span text:style-name="T8"/></text:p>
      <text:p text:style-name="P29"><text:span text:style-name="T8">In questa tabella sono memorizzati in relazione 1a1 con la TESDOCS i dati di spedizione, non è stata creata la FK sul campo </text:span><text:span text:style-name="T1">anaind_id </text:span><text:span text:style-name="T8">perchè serve solo da appoggio per valorizzare in automatico i campi descrittivi della destinazione (dest1 e dest2) senza doverli digitare manualmente</text:span></text:p>
      <text:p text:style-name="P29"><text:span text:style-name="T8">Viene proposto in automatico l'elenco degli indirizzi inseriti per l'anagrafica collegata al documento con flag spedizione spuntato (anaind.flsp="S")</text:span></text:p>
      <text:p text:style-name="P29"><text:span text:style-name="T8">La cancellazione del record nella tabella </text:span><text:span text:style-name="T1">ANAINDS</text:span><text:span text:style-name="T8"> non crea problemi in quanto non c'è perdita di dati.</text:span></text:p>
      <text:p text:style-name="P28">Ad ogni modo per mantenere integrità relazionale è stato impostato il :nullify sulla relazione in rails ovvero l'impostazione a nil di <text:span text:style-name="T1">spedizs.anaind_id</text:span> nel caso in cui il record di <text:span text:style-name="T1">anainds</text:span> venga cancellato, se ci fosse una fk classica a livello di db questa impedirebbe la cancellazione del record in <text:span text:style-name="T1">anainds</text:span>.</text:p>
      <text:p text:style-name="P34">Diversi campi possono assumere un ristretto range di valori descrittivi (non più di una decina) , per questo motivo non aveva senso codificarli in tabelle apposite perciò si è scelto di codificati direttamente nel file di configurazione parameter.YML, I campi interessati sono:</text:p>
      <text:p text:style-name="P36"><text:tab/>caustra<text:span text:style-name="T8"><text:tab/>Causale di trasporto (conto deposito, conto vendita, ...)</text:span></text:p>
      <text:p text:style-name="P36"><text:tab/>corriere<text:span text:style-name="T8"><text:tab/>Corriere incaricato del trasporto (SDA, Bartolini, ...)</text:span></text:p>
      <text:p text:style-name="P36"><text:tab/>aspetto<text:span text:style-name="T8"><text:tab/>Aspetto dei beni (Cartoni, Scatole, ...)</text:span></text:p>
      <text:p text:style-name="P36"><text:tab/>um<text:span text:style-name="T8"><text:tab/>Unità di misura uitlizzata per il campo </text:span>valore<text:span text:style-name="T8"> (kg, ml, mq, ...)</text:span></text:p>
      <text:p text:style-name="P36"><text:tab/>porto<text:span text:style-name="T8"><text:tab/>(Porto franco, Porto assegnato, …)</text:span></text:p>
      <text:p text:style-name="P35">I campi restanti sono:</text:p>
      <text:p text:style-name="P36"><text:tab/>presso<text:span text:style-name="T8"><text:tab/>Soggetto fisico o giuridico cui fa riferimento l'inidizzo </text:span>dest1/dest2</text:p>
      <text:p text:style-name="P36"><text:tab/>dest1<text:span text:style-name="T8"><text:tab/>Indirizzo di destinazione (es. Via Malva nord, 28)</text:span></text:p>
      <text:p text:style-name="P36"><text:tab/>dest2<text:tab/><text:span text:style-name="T8">Indirizzo di destinazione (48015 – Cervia(RA) – Italy)</text:span></text:p>
      <text:p text:style-name="P36"><text:soft-page-break/><text:span text:style-name="T8">Per l'indirizzo di spedizione ci sono 2 campi, infatti, essendo utilizzato in fase di stampa, difficilmente viene stampato su una sola riga e sarebbe complicato trovare un metodo per dividerlo su più righe in maniera sensata, in questo modo si da per scontato che l'indirizzo verrà stampato su 2 righe e si provvede a separare logicamente le 2 righe mettendo nella prima la via ed il civico e nella seconda il cap, la città e la nazione.</text:span></text:p>
      <text:p text:style-name="P36"><text:span text:style-name="T8">Nulla vieta per quei casi in cui non si possa fare in questo modo di riconcatenare le 2 righe e procedere con altre soluzioni.</text:span></text:p>
      <text:p text:style-name="P36"><text:span text:style-name="T8"/></text:p>
      <text:p text:style-name="P36"><text:tab/>nrcolli<text:span text:style-name="T8"><text:tab/>Nr di colli</text:span></text:p>
      <text:p text:style-name="P36"><text:tab/>valore<text:span text:style-name="T8"><text:tab/>In base all'unità di misura</text:span></text:p>
      <text:p text:style-name="P36"><text:tab/>dtrit<text:span text:style-name="T8"><text:tab/>Data di ritiro</text:span></text:p>
      <text:p text:style-name="P36"><text:tab/>orarit<text:span text:style-name="T8"><text:tab/>Ora di ritiro</text:span></text:p>
      <text:p text:style-name="P36"><text:tab/>note<text:span text:style-name="T8"><text:tab/>Note da riportare sul documento</text:span></text:p>
      <text:p text:style-name="P36"><text:span text:style-name="T8"/></text:p>
      <text:p text:style-name="P5">IVAS: Dati aliquote iva ed esenzioni</text:p>
      <text:p text:style-name="P5"><text:s text:c="4"/>t.integer<text:tab/>"codice"<text:tab/>:null =&gt; false<text:tab/><text:tab/><text:tab/>:null =&gt; false</text:p>
      <text:p text:style-name="P5"><text:s text:c="4"/>t.string<text:tab/>"descriz"<text:tab/>:limit =&gt; 50<text:tab/><text:tab/><text:tab/>:null =&gt; false</text:p>
      <text:p text:style-name="P5"><text:s text:c="4"/>t.string<text:tab/>"desest"<text:tab/>:limit =&gt; 150<text:tab/><text:tab/><text:tab/>:null =&gt; false</text:p>
      <text:p text:style-name="P5"><text:s text:c="4"/>t.decimal<text:tab/>"aliq"<text:tab/>:precision =&gt; 5<text:tab/>:scale =&gt; 2<text:tab/><text:tab/>:null =&gt; false</text:p>
      <text:p text:style-name="P5"><text:s text:c="4"/>t.string<text:tab/>"flese"<text:tab/>:limit =&gt; 1<text:tab/><text:tab/><text:tab/>:null =&gt; false</text:p>
      <text:p text:style-name="P37"><text:span text:style-name="T8"/></text:p>
      <text:p text:style-name="P37"><text:span text:style-name="T8">Vengono memorizzate sia le diverse aliquote sia le esenzioni relative all'iva</text:span></text:p>
      <text:p text:style-name="P37"><text:span text:style-name="T8">Il campo codice può essere utilizzato da 1 a 50 per le aliquote e da 51 per le esenzioni</text:span></text:p>
      <text:p text:style-name="P37"><text:span text:style-name="T8">descriz è la descrizione sintetica dell'aliquota</text:span></text:p>
      <text:p text:style-name="P37"><text:span text:style-name="T8">deseste è la descrizione estesa (verrà utilizzata soprattutto in stampa per le esenzioni)</text:span></text:p>
      <text:p text:style-name="P37"><text:span text:style-name="T8">aliq è il valore dell'aliquota in percentuale: da 0.01 a 99.99.</text:span></text:p>
      <text:p text:style-name="P37"><text:span text:style-name="T8">flese vale 'S' o 'N' a seconda che si tratti di una esenzione o meno</text:span></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44"><text:span text:style-name="T8"/></text:p>
      <text:p text:style-name="P41"><text:span text:style-name="T9">RELAZIONI MODELLI</text:span></text:p>
      <text:p text:style-name="P42">SPEDIZ(DATI SPEDIZIONE) IVA (ALIQUOTE IVA/ESENZIONI)</text:p>
      <text:p text:style-name="P37"/>
      <text:p text:style-name="P37"/>
      <text:p text:style-name="P37"/>
      <text:p text:style-name="P37"/>
      <text:p text:style-name="P37"/>
      <text:p text:style-name="P40"/>
      <text:p text:style-name="P37"/>
      <text:p text:style-name="P39"><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draw:line text:anchor-type="paragraph" draw:z-index="57" draw:style-name="gr5" draw:text-style-name="P55" svg:x1="1.184cm" svg:y1="0.159cm" svg:x2="8.487cm" svg:y2="5.041cm"><text:p/></draw:line><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2"><text:span text:style-name="T1">LEGENDA:</text:span></text:p>
      <text:p text:style-name="P3"><draw:line text:anchor-type="paragraph" draw:z-index="54" draw:style-name="gr5" draw:text-style-name="P55" svg:x1="0.205cm" svg:y1="0.231cm" svg:x2="1.422cm" svg:y2="0.231cm"><text:p/></draw:line><text:tab/>Dato propositivo</text:p>
      <text:p text:style-name="P3"><draw:line text:anchor-type="paragraph" draw:z-index="55" draw:style-name="gr7" draw:text-style-name="P55" svg:x1="0.231cm" svg:y1="0.341cm" svg:x2="1.448cm" svg:y2="0.341cm"><text:p/></draw:line><text:tab/>Relazione 1 a molti (FK) (cascade delete)</text:p>
      <text:p text:style-name="P3"><draw:line text:anchor-type="paragraph" draw:z-index="56" draw:style-name="gr8" draw:text-style-name="P55" svg:x1="0.231cm" svg:y1="0.342cm" svg:x2="1.448cm" svg:y2="0.342cm"><text:p/></draw:line><text:tab/>Relazione 1 a molti (FK) (error delete)</text:p>
      <text:p text:style-name="P3"><draw:line text:anchor-type="paragraph" draw:z-index="63" draw:style-name="gr19" draw:text-style-name="P55" svg:x1="0.231cm" svg:y1="0.342cm" svg:x2="1.448cm" svg:y2="0.342cm"><text:p/></draw:line><text:tab/>Relazione 1 a 1(FK) (set null on delete)</text:p>
      <text:p text:style-name="P38"><text:span text:style-name="T8"><text:s text:c="3"/></text:span><text:span text:style-name="T6"><text:s/>______</text:span><text:span text:style-name="T8"> <text:tab/>Decodifica sul file di parametrizzazione (parameter.y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18T15:54:55.35</dc:date>
    <meta:editing-cycles>109</meta:editing-cycles>
    <meta:editing-duration>P2DT6H39M52S</meta:editing-duration>
    <meta:generator>OpenOffice.org/3.4$Win32 OpenOffice.org_project/340m1$Build-9590</meta:generator>
    <meta:print-date>2012-06-05T10:41:06.47</meta:print-date>
    <meta:document-statistic meta:table-count="0" meta:image-count="0" meta:object-count="0" meta:page-count="10" meta:paragraph-count="233" meta:word-count="2211" meta:character-count="15117"/>
  </office:meta>
</office:document-meta>
</file>